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73f3" officeooo:paragraph-rsid="000373f3"/>
    </style:style>
    <style:style style:name="P2" style:family="paragraph" style:parent-style-name="Standard">
      <style:paragraph-properties fo:text-align="center" style:justify-single-word="false"/>
      <style:text-properties officeooo:rsid="000373f3" officeooo:paragraph-rsid="000373f3"/>
    </style:style>
    <style:style style:name="P3" style:family="paragraph" style:parent-style-name="Standard">
      <style:paragraph-properties fo:text-align="start" style:justify-single-word="false"/>
      <style:text-properties fo:language="es" fo:country="ES" officeooo:rsid="000373f3" officeooo:paragraph-rsid="000373f3"/>
    </style:style>
    <style:style style:name="P4" style:family="paragraph" style:parent-style-name="Standard">
      <style:paragraph-properties fo:text-align="start" style:justify-single-word="false"/>
      <style:text-properties fo:language="es" fo:country="ES" officeooo:rsid="000522f5" officeooo:paragraph-rsid="000522f5"/>
    </style:style>
    <style:style style:name="P5" style:family="paragraph" style:parent-style-name="Standard">
      <style:paragraph-properties fo:text-align="start" style:justify-single-word="false"/>
      <style:text-properties fo:language="es" fo:country="ES" officeooo:rsid="000522f5" officeooo:paragraph-rsid="00066375"/>
    </style:style>
    <style:style style:name="P6" style:family="paragraph" style:parent-style-name="Standard" style:list-style-name="L2">
      <style:paragraph-properties fo:text-align="start" style:justify-single-word="false"/>
      <style:text-properties fo:language="es" fo:country="ES" officeooo:rsid="000522f5" officeooo:paragraph-rsid="00066375"/>
    </style:style>
    <style:style style:name="P7" style:family="paragraph" style:parent-style-name="Standard">
      <style:paragraph-properties fo:text-align="start" style:justify-single-word="false"/>
      <style:text-properties fo:language="es" fo:country="ES" officeooo:rsid="00066375" officeooo:paragraph-rsid="00066375"/>
    </style:style>
    <style:style style:name="P8" style:family="paragraph" style:parent-style-name="Standard" style:list-style-name="L2">
      <style:paragraph-properties fo:text-align="start" style:justify-single-word="false"/>
      <style:text-properties fo:language="es" fo:country="ES" officeooo:rsid="00066375" officeooo:paragraph-rsid="00066375"/>
    </style:style>
    <style:style style:name="P9" style:family="paragraph" style:parent-style-name="Standard" style:list-style-name="L3">
      <style:paragraph-properties fo:text-align="start" style:justify-single-word="false"/>
      <style:text-properties fo:language="es" fo:country="ES" officeooo:rsid="00066375" officeooo:paragraph-rsid="00066375"/>
    </style:style>
    <style:style style:name="T1" style:family="text">
      <style:text-properties officeooo:rsid="000522f5"/>
    </style:style>
    <style:style style:name="T2" style:family="text">
      <style:text-properties officeooo:rsid="000663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istian Felipe Cañón Bello 100162 </text:p>
      <text:p text:style-name="P2">PROMEDIO MOVÍL.</text:p>
      <text:p text:style-name="P2"/>
      <text:p text:style-name="P3">El promedio movíl es una función que dado un vector de números, la longuitud del mismo(n) y un K que va a ser el número de posiciones del vector que vamos a recorrer desde cada posición del vector hacía la derecha y hacía la izquierda, tomando todos las posiciones válidas, a este conjunto de números <text:s/>los sumamos y dividimos por el número que fue tomado, máximo K, y el resultado es el promedio movíl de la posición inicial esto para cada posición del vector.</text:p>
      <text:p text:style-name="P3"/>
      <text:p text:style-name="P3">Ahora la <text:span text:style-name="T1">primera </text:span>solución <text:span text:style-name="T1">que podemos pensar </text:span><text:s/>para esto, es hacer el procedimiento antes descrito para cada posición del vector, lo que nos haría recorrer el vector n*K veces. Pensemos en un vector co<text:span text:style-name="T1">n</text:span> diez números y un k igual a 10, recorreriamos 10 veces el vector <text:span text:style-name="T1">es decir 100 números.</text:span></text:p>
      <text:p text:style-name="P3"/>
      <text:p text:style-name="P4">Pero si lo pensamos mejor la solución más efectiva sería tomar el promedio de la primera posición, y para la siguiente posición sumar el promedio antes calculado, sumar el número que ahora hace parte del intervalo de la segunda posición, restar si fuera necesario la posición que no pertenece y dividirlo por la cantidad correspondiente. Dicho así suena más cuentoso y un poco más complicado pero la verdad es que solo recorreriamos el vector un máximo de dos veces. Pensemos en el ejemplo de un vector de 10 números con un k igual a 10, la primera vez es igual a <text:s/>la primera solución pero para las siguientes posiciones no tendriamos que hacer nada ya que es el mismo promedio para todos ellos, lo que nos lleva a recorrimos el vector solo una vez. </text:p>
      <text:p text:style-name="P4"/>
      <text:p text:style-name="P5">Comparando las conclusiones de cada método es obvio que la segunda opción es muchisimo mejor en cuanto a tiempo y cuentas por hacer, veamos <text:span text:style-name="T2">el tiempo que le toma un ordenador</text:span> para calcular el promedio movíl de un vector con 100mil números y un K de 100:</text:p>
      <text:p text:style-name="P5"/>
      <text:p text:style-name="P5">Primer método:</text:p>
      <text:list xml:id="list8715677261459807818" text:style-name="L2">
        <text:list-item>
          <text:p text:style-name="P6"><text:span text:style-name="T2">real<text:tab/>0m0.154s</text:span></text:p>
        </text:list-item>
        <text:list-item>
          <text:p text:style-name="P8">user<text:tab/>0m0.088s</text:p>
        </text:list-item>
        <text:list-item>
          <text:p text:style-name="P8">sys<text:tab/>0m0.000s</text:p>
        </text:list-item>
      </text:list>
      <text:p text:style-name="P4">Segundo método:</text:p>
      <text:list xml:id="list2410433161267068000" text:style-name="L3">
        <text:list-item>
          <text:p text:style-name="P9">real<text:tab/>0m0.012s</text:p>
        </text:list-item>
        <text:list-item>
          <text:p text:style-name="P9">user<text:tab/>0m0.000s</text:p>
        </text:list-item>
        <text:list-item>
          <text:p text:style-name="P9">sys<text:tab/>0m0.000s</text:p>
        </text:list-item>
      </text:list>
      <text:p text:style-name="P7"/>
      <text:p text:style-name="P7">Es muy evidente la diferencia entre uno y otro, <text:s/>en medida de orden de las funciones de cada método tenemos:</text:p>
      <text:p text:style-name="P7">Primero método = O(n * k)</text:p>
      <text:p text:style-name="P7">Segundo método = O(n + n) =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21:56:21.783810754</meta:creation-date>
    <dc:date>2017-05-07T22:25:31.411242685</dc:date>
    <meta:editing-duration>PT6M18S</meta:editing-duration>
    <meta:editing-cycles>1</meta:editing-cycles>
    <meta:document-statistic meta:table-count="0" meta:image-count="0" meta:object-count="0" meta:page-count="1" meta:paragraph-count="17" meta:word-count="379" meta:character-count="2077" meta:non-whitespace-character-count="1715"/>
    <meta:generator>LibreOffice/5.1.6.2$Linux_X86_64 LibreOffice_project/10m0$Build-2</meta:generator>
  </office:meta>
</office:document-meta>
</file>